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Tahoma" svg:font-family="Tahoma, Lucidasans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Default">
      <style:text-properties style:font-name="Courier New" fo:font-size="14pt" style:font-size-asian="14pt" style:font-name-complex="Courier New"/>
    </style:style>
    <style:style style:name="P2" style:family="paragraph" style:parent-style-name="Default">
      <style:text-properties style:font-name="Courier New" fo:font-size="14pt" fo:font-style="italic" style:font-size-asian="14pt" style:font-style-asian="italic" style:font-name-complex="Courier New"/>
    </style:style>
    <style:style style:name="P3" style:family="paragraph" style:parent-style-name="Heading_20_4">
      <style:text-properties style:font-name="Courier New" fo:font-size="14pt" style:font-size-asian="14pt" style:font-name-complex="Courier New"/>
    </style:style>
    <style:style style:name="P4" style:family="paragraph" style:parent-style-name="Heading" style:master-page-name="Standard">
      <style:paragraph-properties style:page-number="auto"/>
    </style:style>
    <style:style style:name="P5" style:family="paragraph" style:parent-style-name="Heading_20_2">
      <style:text-properties style:font-name="Courier New" fo:font-size="14pt" style:font-size-asian="14pt" style:font-name-complex="Courier New"/>
    </style:style>
    <style:style style:name="P6" style:family="paragraph" style:parent-style-name="Heading_20_2">
      <style:text-properties style:font-name-asian="Courier New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WW-Body_20_Text_20_3">
      <style:text-properties style:font-name="Courier New" fo:font-size="14pt" fo:font-weight="bold" style:font-size-asian="14pt" style:font-weight-asian="bold" style:font-name-complex="Courier New" style:font-style-complex="italic" style:font-weight-complex="bold"/>
    </style:style>
    <style:style style:name="T1" style:family="text">
      <style:text-properties style:font-name="Courier New" fo:font-size="14pt" style:font-size-asian="14pt" style:font-name-complex="Courier New"/>
    </style:style>
    <style:style style:name="T2" style:family="text">
      <style:text-properties style:font-name="Courier New" fo:font-size="14pt" fo:font-style="italic" style:font-size-asian="14pt" style:font-style-asian="italic" style:font-name-complex="Courier New"/>
    </style:style>
    <style:style style:name="T3" style:family="text">
      <style:text-properties style:font-name="Courier New" fo:font-size="14pt" fo:font-weight="bold" style:font-size-asian="14pt" style:font-weight-asian="bold" style:font-name-complex="Courier New" style:font-style-complex="italic" style:font-weight-complex="bold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ichelDinge</text:p>
      <text:h text:style-name="Heading_20_2" text:outline-level="2"/>
      <text:h text:style-name="Heading_20_2" text:outline-level="2">Haettest du blaues Haar</text:h>
      <text:p text:style-name="P1"/>
      <text:p text:style-name="P1">Auch wenn du haettest blaue Haare</text:p>
      <text:p text:style-name="P1">wird das nicht bedeuten dass,</text:p>
      <text:p text:style-name="P1">dass ich mit dir paare</text:p>
      <text:p text:style-name="P1"/>
      <text:p text:style-name="P1">Auch wenn du haettest schwarze Haare</text:p>
      <text:p text:style-name="P1">wird das nicht bedeuten dass,</text:p>
      <text:p text:style-name="P1">dass ich mit dir paare</text:p>
      <text:p text:style-name="P1"/>
      <text:p text:style-name="P1">Auch wenn du haettest rote Haare</text:p>
      <text:p text:style-name="P1">wird das nicht bedeuten dass,</text:p>
      <text:p text:style-name="P1">dass ich mit dir paare</text:p>
      <text:p text:style-name="P1"/>
      <text:p text:style-name="P1">Auch wenn du haettest blonde Haare</text:p>
      <text:p text:style-name="P1">wird das nicht bedeuten dass,</text:p>
      <text:p text:style-name="P1">dass ich mit dir paare</text:p>
      <text:p text:style-name="P1"/>
      <text:p text:style-name="P1">Aber wenn du hast keine Schamhaare</text:p>
      <text:p text:style-name="P1">denn wird dass bedeuten dass,</text:p>
      <text:p text:style-name="P1">ich heute Abend mit dir paare</text:p>
      <text:p text:style-name="P1"/>
      <text:h text:style-name="Heading_20_2" text:outline-level="2">Blau</text:h>
      <text:p text:style-name="P1"/>
      <text:p text:style-name="P1">Ich gebe ein Fest</text:p>
      <text:p text:style-name="P1">auf blau</text:p>
      <text:p text:style-name="P1">weil ich dass sonderbar behalt',</text:p>
      <text:p text:style-name="P1">ich geb' nen Fest,</text:p>
      <text:p text:style-name="P1">auf 06-10684032</text:p>
      <text:p text:style-name="P1"/>
      <text:p text:style-name="P1">Ich sauf' mich blau</text:p>
      <text:p text:style-name="P1">auf blau,</text:p>
      <text:p text:style-name="P1">weil ich dich liebe ohne grau</text:p>
      <text:p text:style-name="P1">Ich sauf mich blau</text:p>
      <text:p text:style-name="P1">weil ich dir kenne </text:p>
      <text:p text:style-name="P1">und nicht bin bei dir</text:p>
      <text:p text:style-name="P1"/>
      <text:h text:style-name="Heading_20_2" text:outline-level="2"><text:soft-page-break/>Der Schwans</text:h>
      <text:p text:style-name="P1"/>
      <text:p text:style-name="P1">Zeit in die Feder zu gehen,</text:p>
      <text:p text:style-name="P1">soll morgen wieder Gas geben,</text:p>
      <text:p text:style-name="P1">aber schlafen wird nicht gehen,</text:p>
      <text:p text:style-name="P1">ohne jemand neben mir,</text:p>
      <text:p text:style-name="P1">So ich, gehe zu dir,</text:p>
      <text:p text:style-name="P1">indessen Muehe, </text:p>
      <text:p text:style-name="P1">aber es gibt hier keine Ruehe,</text:p>
      <text:p text:style-name="P1"/>
      <text:p text:style-name="Default"><text:span text:style-name="T2">Refrein</text:span><text:span text:style-name="T1">:</text:span></text:p>
      <text:p text:style-name="P1">Haette ich, nun mal kein Schwans</text:p>
      <text:p text:style-name="P1">Weil den koennte ich, einfach nur mich selbst sein,</text:p>
      <text:p text:style-name="P1">aber ich, ich hab' 'ne Schwans,</text:p>
      <text:p text:style-name="P1">daduerch will ich, tief in jemand anders sein... </text:p>
      <text:p text:style-name="P1"/>
      <text:p text:style-name="P1">Steh' in den Bus zu stehen, </text:p>
      <text:p text:style-name="P1">und ich denk' da mal wieder an,</text:p>
      <text:p text:style-name="P1">wie fein es gleich noch war,</text:p>
      <text:p text:style-name="P1">mir dir zu Bett zu gehen,</text:p>
      <text:p text:style-name="P1">O Shade! Diese Abschiedskuss, </text:p>
      <text:p text:style-name="P1">den schafft nicht genau</text:p>
      <text:p text:style-name="P1">dass was er sollte tun.</text:p>
      <text:p text:style-name="P1"/>
      <text:p text:style-name="P1">Refrein</text:p>
      <text:p text:style-name="P1"/>
      <text:p text:style-name="P1">Steh' fuer 's Pissoir zu stehen </text:p>
      <text:p text:style-name="P1">und ich denke das mal wieder an,</text:p>
      <text:p text:style-name="P1">wie fein es heute morgen war,</text:p>
      <text:p text:style-name="P1">mit ihr zu Bett zu gehen,</text:p>
      <text:p text:style-name="P1">O Shade! Diese Reissverschluss,</text:p>
      <text:p text:style-name="P1">den schafft zu schnell, den</text:p>
      <text:p text:style-name="P1">was er sollte tun...</text:p>
      <text:p text:style-name="P1"/>
      <text:p text:style-name="P1">Haette ich, nun mal kein Schwans...</text:p>
      <text:p text:style-name="P1"/>
      <text:h text:style-name="Heading_20_2" text:outline-level="2">Das Kaffeelied</text:h>
      <text:p text:style-name="P1"/>
      <text:p text:style-name="P1">CAMP</text:p>
      <text:p text:style-name="P1">das ist worauf wir steh'</text:p>
      <text:p text:style-name="P1"><text:soft-page-break/>und AMP</text:p>
      <text:p text:style-name="P1">durch PDE</text:p>
      <text:p text:style-name="P1">das finden wir</text:p>
      <text:p text:style-name="P1">nicht tollie gehen</text:p>
      <text:h text:style-name="P5" text:outline-level="2"/>
      <text:h text:style-name="Heading_20_2" text:outline-level="2">Das Leben ist ein grosser Mistkerl</text:h>
      <text:p text:style-name="P1"/>
      <text:p text:style-name="P1">[tekst]</text:p>
      <text:p text:style-name="P1"/>
      <text:p text:style-name="P2">Refrein:</text:p>
      <text:p text:style-name="P1">Das Leben ist ein grosser Mistkerl,</text:p>
      <text:p text:style-name="P1">wenn ich koennte, verkaufte ich ihn fuer zehn Euro</text:p>
      <text:p text:style-name="P1">denn ging ich davon saufen und zum der Huren</text:p>
      <text:p text:style-name="P1">Aber dieses Leben ist selbst keine Pfennig wert</text:p>
      <text:p text:style-name="P1"/>
      <text:p text:style-name="P1">Und wann diese Wahrheit in meinem Kopf ist</text:p>
      <text:p text:style-name="P1">denn kann ich mich nur gehen besaufen</text:p>
      <text:p text:style-name="P1">bis ich die Kneipe aus wird getragen</text:p>
      <text:p text:style-name="P1">und denn fuehlt dieses Leben noch weniger wert</text:p>
      <text:p text:style-name="P1"/>
      <text:h text:style-name="P3" text:outline-level="4">Refrein</text:h>
      <text:p text:style-name="P1"/>
      <text:p text:style-name="P1">Und wenn in die Kneipe ein huebsches Maedchen ist</text:p>
      <text:p text:style-name="P1">habe ich nicht den Mut mit ihr zu reden</text:p>
      <text:p text:style-name="P1">hab' ich gerade nur den Mut mich zu betrinken</text:p>
      <text:p text:style-name="P1">aber ja, dass ist auch keine Scheisshaufen wert</text:p>
      <text:p text:style-name="P1"/>
      <text:p text:style-name="P1">Refrein</text:p>
      <text:p text:style-name="P1"/>
      <text:p text:style-name="P1">Und fuer die Liebe gehe ich denn mal zu den Huren</text:p>
      <text:p text:style-name="P1">und wenn sie nicht riechen dass ich sternhagelvoll bin</text:p>
      <text:p text:style-name="P1">denn geht mein Schwans nicht immer geraudeaus stehen</text:p>
      <text:p text:style-name="P1">und dass ist den minus dreissig Euro wert</text:p>
      <text:p text:style-name="P1"/>
      <text:h text:style-name="P3" text:outline-level="4">Refrein</text:h>
      <text:p text:style-name="P1"/>
      <text:p text:style-name="P1">[tekst]</text:p>
      <text:p text:style-name="P1"/>
      <text:h text:style-name="P7" text:outline-level="2">Das Leben ist Mist</text:h>
      <text:p text:style-name="P1"/>
      <text:p text:style-name="P1">Fuer eine sehr lange Weile</text:p>
      <text:p text:style-name="P1">wenn ich noch klein war</text:p>
      <text:p text:style-name="P1">sas ich einmal in die dritte Gruppe</text:p>
      <text:p text:style-name="P1"/>
      <text:p text:style-name="P1">Und denn war ich schon superklug</text:p>
      <text:p text:style-name="P1">und mein bester Freundchen auch</text:p>
      <text:p text:style-name="P1">aber ab eine Tag wir bis Zehn zahlen lernten</text:p>
      <text:p text:style-name="P1">bekam mein Freunchen ein Lernverspaetung</text:p>
      <text:p text:style-name="P1"/>
      <text:p text:style-name="P1">Weil wann er war geboren</text:p>
      <text:p text:style-name="P1">hiesst er Koen</text:p>
      <text:p text:style-name="P1">und hatte er nur drei Fingers</text:p>
      <text:p text:style-name="P1"/>
      <text:p text:style-name="P1">Refrein</text:p>
      <text:p text:style-name="P1">Mist, Mist, Mimimimimimist</text:p>
      <text:p text:style-name="P1">Mist, Mist, das Leben ist Mist</text:p>
      <text:p text:style-name="P1"/>
      <text:p text:style-name="P1">Fuer eine sehr lange Weile</text:p>
      <text:p text:style-name="P1">wann ich noch klein war</text:p>
      <text:p text:style-name="P1">sas ich einmal in Gymnasium zechs</text:p>
      <text:p text:style-name="P1"/>
      <text:p text:style-name="P1">und dann war ich schon</text:p>
      <text:p text:style-name="P1">superstaemmig, </text:p>
      <text:p text:style-name="P1">weil ich sehr viel Bier saufen koennte</text:p>
      <text:p text:style-name="P1"/>
      <text:p text:style-name="P1">und auf ein sicheren Tag</text:p>
      <text:p text:style-name="P1">wueste ich es sich</text:p>
      <text:p text:style-name="P1">dass ich wohl ein Mutanst sein muss</text:p>
      <text:p text:style-name="P1"/>
      <text:p text:style-name="P1">und denn wollte ich kaempfen</text:p>
      <text:p text:style-name="P1">gegeg das Boese</text:p>
      <text:p text:style-name="P1">aber alle Superschurken wohenn in Amerika</text:p>
      <text:p text:style-name="P1"/>
      <text:p text:style-name="P2">refrein</text:p>
      <text:p text:style-name="P2"/>
      <text:p text:style-name="P1"/>
      <text:p text:style-name="P8">Kein bock mehr...</text:p>
      <text:h text:style-name="P6" text:outline-level="2"><text:soft-page-break/><text:s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Tahoma" svg:font-family="Tahoma, Lucidasans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Default" style:next-style-name="Text_20_body_20__28_user_29_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margin-top="0in" fo:margin-bottom="0in" loext:contextual-spacing="false"/>
    </style:style>
    <style:style style:name="Caption" style:family="paragraph" style:parent-style-name="Default" style:class="extra">
      <style:paragraph-properties fo:margin-top="0.0835in" fo:margin-bottom="0.0835in" loext:contextual-spacing="false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Default" style:class="index"/>
    <style:style style:name="Default" style:family="paragraph">
      <style:paragraph-properties fo:orphans="0" fo:widows="0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ahoma" style:font-family-complex="Tahoma, Lucidasans" style:font-family-generic-complex="swiss" style:font-pitch-complex="variable" style:font-size-complex="12pt" style:language-complex="ar" style:country-complex="SA"/>
    </style:style>
    <style:style style:name="Heading_20_2" style:display-name="Heading 2" style:family="paragraph" style:parent-style-name="Default" style:next-style-name="Default" style:default-outline-level="2" style:class="text">
      <style:paragraph-properties fo:keep-with-next="always"/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/>
    </style:style>
    <style:style style:name="Heading_20_4" style:display-name="Heading 4" style:family="paragraph" style:parent-style-name="Default" style:next-style-name="Default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Text_20_body_20__28_user_29_" style:display-name="Text body (user)" style:family="paragraph" style:parent-style-name="Default">
      <style:paragraph-properties fo:margin-top="0in" fo:margin-bottom="0.0835in" loext:contextual-spacing="false"/>
    </style:style>
    <style:style style:name="WW-Body_20_Text_20_2" style:display-name="WW-Body Text 2" style:family="paragraph" style:parent-style-name="Default">
      <style:text-properties fo:font-size="10pt" style:font-size-asian="10pt"/>
    </style:style>
    <style:style style:name="WW-Body_20_Text_20_3" style:display-name="WW-Body Text 3" style:family="paragraph" style:parent-style-name="Default">
      <style:text-properties fo:font-size="11pt" style:font-size-asian="11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chelDinge</dc:title>
    <meta:initial-creator>Richel</meta:initial-creator>
    <meta:creation-date>2007-01-13T14:56:00</meta:creation-date>
    <dc:creator>Richel</dc:creator>
    <dc:date>2007-01-13T16:07:00</dc:date>
    <meta:print-date>2113-01-01T00:00:00</meta:print-date>
    <meta:editing-cycles>3</meta:editing-cycles>
    <meta:editing-duration>PT2M</meta:editing-duration>
    <meta:document-statistic meta:table-count="0" meta:image-count="0" meta:object-count="0" meta:page-count="5" meta:paragraph-count="117" meta:word-count="573" meta:character-count="3059" meta:non-whitespace-character-count="2594"/>
    <meta:generator>LibreOffice/5.4.5.1$Linux_X86_64 LibreOffice_project/40m0$Build-1</meta:generator>
  </office:meta>
</office:document-meta>
</file>